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498cm" fo:min-width="25.44cm"/>
    </style:style>
    <style:style style:name="gr2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7cm" fo:min-width="3.82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6cm" fo:min-width="3.82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7cm" fo:min-width="1.907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6cm" fo:min-width="3.839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2.303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2.621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1.351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2.62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8cm" draw:marker-end-width="0.28cm" draw:fill-color="#ffffff" draw:textarea-horizontal-align="justify" draw:textarea-vertical-align="top" draw:auto-grow-height="false" fo:min-height="0.649cm" fo:min-width="1.034cm" fo:padding-top="0.152cm" fo:padding-bottom="0.152cm" fo:padding-left="0.277cm" fo:padding-right="0.277cm"/>
      <style:paragraph-properties style:writing-mode="lr-tb"/>
    </style:style>
    <style:style style:name="gr16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344cm" fo:min-width="1.233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1.033cm" fo:padding-top="0.152cm" fo:padding-bottom="0.152cm" fo:padding-left="0.277cm" fo:padding-right="0.27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-color="#ffffff"/>
      <style:paragraph-properties fo:text-align="center"/>
      <style:text-properties fo:font-size="13pt"/>
    </style:style>
    <style:style style:name="P4" style:family="paragraph">
      <style:paragraph-properties fo:margin-top="0cm" fo:margin-bottom="0.102cm" fo:text-align="center"/>
      <style:text-properties fo:font-size="13pt"/>
    </style:style>
    <style:style style:name="P5" style:family="paragraph">
      <loext:graphic-properties draw:fill="none"/>
      <style:paragraph-properties fo:margin-top="0cm" fo:margin-bottom="0.102cm" fo:text-align="center"/>
      <style:text-properties fo:font-size="13pt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1.748cm" svg:x="1cm" svg:y="3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32cm" svg:height="1.635cm" svg:x="1.953cm" svg:y="7.031cm">
          <text:p text:style-name="P2">nuturtlebot_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232cm" svg:height="1.634cm" svg:x="1.952cm" svg:y="12.61cm">
          <text:p text:style-name="P2">nusim/numsr_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515cm" svg:height="1.635cm" svg:x="22.589cm" svg:y="12.7cm">
          <text:p text:style-name="P2">sl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249cm" svg:height="1.634cm" svg:x="11.795cm" svg:y="6.986cm">
          <text:p text:style-name="P2">blue/odome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249cm" svg:height="1.634cm" svg:x="11.895cm" svg:y="12.701cm">
          <text:p text:style-name="P2">landmar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81cm" svg:y1="8.667cm" svg:x2="4.81cm" svg:y2="12.43cm">
          <text:p text:style-name="P4"/>
        </draw:line>
        <draw:line draw:style-name="gr7" draw:text-style-name="P6" draw:layer="layout" svg:x1="5.127cm" svg:y1="12.43cm" svg:x2="5.127cm" svg:y2="8.667cm">
          <text:p/>
        </draw:line>
        <draw:line draw:style-name="gr8" draw:text-style-name="P6" draw:layer="layout" svg:x1="8.187cm" svg:y1="7.867cm" svg:x2="11.795cm" svg:y2="7.867cm">
          <text:p/>
        </draw:line>
        <draw:line draw:style-name="gr9" draw:text-style-name="P6" draw:layer="layout" svg:x1="8.186cm" svg:y1="13.482cm" svg:x2="11.794cm" svg:y2="13.482cm">
          <text:p/>
        </draw:line>
        <draw:line draw:style-name="gr10" draw:text-style-name="P6" draw:layer="layout" svg:x1="18.244cm" svg:y1="13.482cm" svg:x2="22.589cm" svg:y2="13.482cm">
          <text:p/>
        </draw:line>
        <draw:custom-shape draw:style-name="gr11" draw:text-style-name="P8" draw:layer="layout" svg:width="2.857cm" svg:height="0.635cm" svg:x="1.635cm" svg:y="9.89cm">
          <text:p text:style-name="P7"><text:span text:style-name="T1">/wheel_cm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49cm" svg:height="1.634cm" svg:x="11.795cm" svg:y="8.891cm">
          <text:p text:style-name="P2">green/odome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8.187cm" svg:y1="7.867cm" svg:x2="11.795cm" svg:y2="9.572cm">
          <text:p/>
        </draw:line>
        <draw:line draw:style-name="gr8" draw:text-style-name="P6" draw:layer="layout" svg:x1="18.029cm" svg:y1="9.772cm" svg:x2="22.907cm" svg:y2="13.065cm">
          <text:p/>
        </draw:line>
        <draw:custom-shape draw:style-name="gr12" draw:text-style-name="P8" draw:layer="layout" svg:width="3.175cm" svg:height="0.635cm" svg:x="5.445cm" svg:y="9.89cm">
          <text:p text:style-name="P7"><text:span text:style-name="T1">/sensor_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905cm" svg:height="0.635cm" svg:x="8.937cm" svg:y="13.7cm">
          <text:p text:style-name="P7"><text:span text:style-name="T1">/s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857cm" svg:height="0.635cm" svg:x="18.78cm" svg:y="13.7cm">
          <text:p text:style-name="P7"><text:span text:style-name="T1">/landmark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174cm" svg:height="0.635cm" svg:x="18.463cm" svg:y="10.842cm">
          <text:p text:style-name="P7"><text:span text:style-name="T2">/green/odom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88cm" svg:height="0.953cm" svg:x="1.952cm" svg:y="3.857cm">
          <text:p text:style-name="P9"><text:span text:style-name="T1">Key: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63cm" svg:height="0.952cm" svg:x="3.857cm" svg:y="3.857cm"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175cm" svg:height="0.635cm" svg:x="8.302cm" svg:y="7.032cm">
          <text:p text:style-name="P7"><text:span text:style-name="T1">/joint_sta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87cm" svg:height="0.635cm" svg:x="4.398cm" svg:y="5.026cm">
          <text:p text:style-name="P9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0.635cm" svg:x="8.62cm" svg:y="8.302cm">
          <text:p text:style-name="P7"><text:span text:style-name="T1">/joint_stat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4:03:11.095807789</meta:creation-date>
    <dc:date>2024-03-19T20:23:57.422658523</dc:date>
    <meta:editing-duration>PT2H38M</meta:editing-duration>
    <meta:editing-cycles>5</meta:editing-cycles>
    <meta:generator>LibreOffice/7.3.7.2$Linux_X86_64 LibreOffice_project/30$Build-2</meta:generator>
    <meta:document-statistic meta:object-count="24"/>
  </office:meta>
</office:document-meta>
</file>